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64054" officeooo:paragraph-rsid="00064054"/>
    </style:style>
    <style:style style:name="P2" style:family="paragraph" style:parent-style-name="Preformatted_20_Text">
      <style:text-properties fo:font-weight="bold" officeooo:rsid="00064054" officeooo:paragraph-rsid="00064054" style:font-weight-asian="bold" style:font-weight-complex="bold"/>
    </style:style>
    <style:style style:name="P3" style:family="paragraph" style:parent-style-name="Preformatted_20_Text">
      <style:text-properties fo:font-weight="bold" officeooo:rsid="0007146f" officeooo:paragraph-rsid="0007146f" style:font-weight-asian="bold" style:font-weight-complex="bold"/>
    </style:style>
    <style:style style:name="P4" style:family="paragraph" style:parent-style-name="Preformatted_20_Text">
      <style:text-properties fo:font-weight="bold" officeooo:rsid="0007a09a" officeooo:paragraph-rsid="0007a09a" style:font-weight-asian="bold" style:font-weight-complex="bold"/>
    </style:style>
    <style:style style:name="P5" style:family="paragraph" style:parent-style-name="Preformatted_20_Text">
      <style:text-properties fo:font-weight="bold" officeooo:rsid="000b8fb0" officeooo:paragraph-rsid="000b8fb0" style:font-weight-asian="bold" style:font-weight-complex="bold"/>
    </style:style>
    <style:style style:name="P6" style:family="paragraph" style:parent-style-name="Preformatted_20_Text">
      <style:text-properties fo:font-weight="normal" officeooo:rsid="0007146f" officeooo:paragraph-rsid="0007146f" style:font-weight-asian="normal" style:font-weight-complex="normal"/>
    </style:style>
    <style:style style:name="P7" style:family="paragraph" style:parent-style-name="Preformatted_20_Text">
      <style:text-properties fo:font-weight="normal" officeooo:rsid="0007a09a" officeooo:paragraph-rsid="0007a09a" style:font-weight-asian="normal" style:font-weight-complex="normal"/>
    </style:style>
    <style:style style:name="P8" style:family="paragraph" style:parent-style-name="Preformatted_20_Text" style:list-style-name="L1">
      <style:text-properties officeooo:rsid="00064054" officeooo:paragraph-rsid="00064054"/>
    </style:style>
    <style:style style:name="P9" style:family="paragraph" style:parent-style-name="Preformatted_20_Text" style:list-style-name="L2">
      <style:text-properties officeooo:paragraph-rsid="0007146f"/>
    </style:style>
    <style:style style:name="P10" style:family="paragraph" style:parent-style-name="Preformatted_20_Text" style:list-style-name="L2">
      <style:text-properties fo:font-weight="normal" officeooo:rsid="00108d38" officeooo:paragraph-rsid="00108d38" style:font-weight-asian="normal" style:font-weight-complex="normal"/>
    </style:style>
    <style:style style:name="P11" style:family="paragraph" style:parent-style-name="Preformatted_20_Text" style:list-style-name="L3">
      <style:text-properties fo:font-weight="normal" officeooo:rsid="00108d38" officeooo:paragraph-rsid="00108d38" style:font-weight-asian="normal" style:font-weight-complex="normal"/>
    </style:style>
    <style:style style:name="P12" style:family="paragraph" style:parent-style-name="Preformatted_20_Text" style:list-style-name="L4">
      <style:text-properties fo:font-weight="normal" officeooo:rsid="00108d38" officeooo:paragraph-rsid="00108d38" style:font-weight-asian="normal" style:font-weight-complex="normal"/>
    </style:style>
    <style:style style:name="P13" style:family="paragraph" style:parent-style-name="Preformatted_20_Text" style:list-style-name="L4">
      <style:text-properties fo:font-weight="normal" officeooo:rsid="0007a09a" officeooo:paragraph-rsid="0007a09a" style:font-weight-asian="normal" style:font-weight-complex="normal"/>
    </style:style>
    <style:style style:name="P14" style:family="paragraph" style:parent-style-name="Preformatted_20_Text" style:list-style-name="L6">
      <style:text-properties fo:font-weight="normal" officeooo:rsid="0007a09a" officeooo:paragraph-rsid="0007a09a" style:font-weight-asian="normal" style:font-weight-complex="normal"/>
    </style:style>
    <style:style style:name="P15" style:family="paragraph" style:parent-style-name="Preformatted_20_Text" style:list-style-name="L6">
      <style:text-properties fo:font-weight="normal" officeooo:rsid="000ad5f5" officeooo:paragraph-rsid="000ad5f5" style:font-weight-asian="normal" style:font-weight-complex="normal"/>
    </style:style>
    <style:style style:name="P16" style:family="paragraph" style:parent-style-name="Preformatted_20_Text" style:list-style-name="L6">
      <style:text-properties fo:font-weight="normal" officeooo:rsid="000b8fb0" officeooo:paragraph-rsid="000b8fb0" style:font-weight-asian="normal" style:font-weight-complex="normal"/>
    </style:style>
    <style:style style:name="P17" style:family="paragraph" style:parent-style-name="Preformatted_20_Text" style:list-style-name="L7">
      <style:text-properties fo:font-weight="normal" officeooo:rsid="000b8fb0" officeooo:paragraph-rsid="000b8fb0" style:font-weight-asian="normal" style:font-weight-complex="normal"/>
    </style:style>
    <style:style style:name="P18" style:family="paragraph" style:parent-style-name="Preformatted_20_Text" style:list-style-name="L8">
      <style:text-properties fo:font-weight="normal" officeooo:rsid="000b8fb0" officeooo:paragraph-rsid="000b8fb0" style:font-weight-asian="normal" style:font-weight-complex="normal"/>
    </style:style>
    <style:style style:name="P19" style:family="paragraph" style:parent-style-name="Preformatted_20_Text" style:list-style-name="L2">
      <style:text-properties officeooo:rsid="00108d38" officeooo:paragraph-rsid="00108d38"/>
    </style:style>
    <style:style style:name="P20" style:family="paragraph" style:parent-style-name="Preformatted_20_Text" style:list-style-name="L5">
      <style:text-properties officeooo:paragraph-rsid="0007a09a"/>
    </style:style>
    <style:style style:name="P21" style:family="paragraph" style:parent-style-name="Preformatted_20_Text" style:list-style-name="L6">
      <style:text-properties officeooo:rsid="000b8fb0" officeooo:paragraph-rsid="000b8fb0"/>
    </style:style>
    <style:style style:name="P22" style:family="paragraph" style:parent-style-name="Preformatted_20_Text">
      <style:paragraph-properties fo:text-align="center" style:justify-single-word="false"/>
      <style:text-properties officeooo:rsid="00128190" officeooo:paragraph-rsid="00128190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bold" officeooo:rsid="00128190" officeooo:paragraph-rsid="00128190" style:font-size-asian="12pt" style:font-weight-asian="bold" style:font-size-complex="12pt" style:font-weight-complex="bold"/>
    </style:style>
    <style:style style:name="T1" style:family="text">
      <style:text-properties officeooo:rsid="0007146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a09a" style:font-weight-asian="normal" style:font-weight-complex="normal"/>
    </style:style>
    <style:style style:name="T4" style:family="text">
      <style:text-properties fo:font-weight="normal" officeooo:rsid="000ad5f5" style:font-weight-asian="normal" style:font-weight-complex="normal"/>
    </style:style>
    <style:style style:name="T5" style:family="text">
      <style:text-properties fo:font-weight="normal" officeooo:rsid="0007146f" style:font-weight-asian="normal" style:font-weight-complex="normal"/>
    </style:style>
    <style:style style:name="T6" style:family="text">
      <style:text-properties fo:font-weight="normal" officeooo:rsid="00108d38" style:font-weight-asian="normal" style:font-weight-complex="normal"/>
    </style:style>
    <style:style style:name="T7" style:family="text">
      <style:text-properties officeooo:rsid="00108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LC-2200 Eclipse Plug-in</text:p>
      <text:p text:style-name="P23">Installation Instructions</text:p>
      <text:p text:style-name="P22"/>
      <text:p text:style-name="P1">Note that the following instructions expect a 64-bit Ubuntu Operating System. If you are running a 32 bit version or different operating system you will need to find the appropriate versions of the Java Runtime Environment and Eclipse packages.</text:p>
      <text:p text:style-name="P1"/>
      <text:p text:style-name="P1"/>
      <text:p text:style-name="P2"><text:span text:style-name="T1">Overview</text:span>:</text:p>
      <text:list xml:id="list876934690972489565" text:style-name="L1">
        <text:list-item>
          <text:p text:style-name="P8">Installing the JRE</text:p>
        </text:list-item>
        <text:list-item>
          <text:p text:style-name="P8">Installing Eclipse</text:p>
        </text:list-item>
        <text:list-item>
          <text:p text:style-name="P8"><text:bookmark-start text:name="__RefHeading__2_1299683645"/>Installing the Plug-in<text:bookmark-end text:name="__RefHeading__2_1299683645"/></text:p>
        </text:list-item>
      </text:list>
      <text:p text:style-name="P1"/>
      <text:p text:style-name="P3"/>
      <text:p text:style-name="P3"><text:span text:style-name="T7">Downloading</text:span> the J<text:span text:style-name="T7">DK</text:span></text:p>
      <text:list xml:id="list8787947446442332189" text:style-name="L2">
        <text:list-item>
          <text:p text:style-name="P9"><text:span text:style-name="T5">Open a </text:span><text:span text:style-name="T6">browser</text:span></text:p>
        </text:list-item>
        <text:list-item>
          <text:p text:style-name="P10">Navigate to the following URL and download the Linux 64 bit version</text:p>
        </text:list-item>
      </text:list>
      <text:list xml:id="list4007927174800714818" text:style-name="L3">
        <text:list-item>
          <text:list>
            <text:list-item>
              <text:p text:style-name="P11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      </text:list-item>
          </text:list>
        </text:list-item>
      </text:list>
      <text:list xml:id="list204505437514909" text:continue-list="list8787947446442332189" text:style-name="L2">
        <text:list-item>
          <text:p text:style-name="P10">Extract the archive</text:p>
        </text:list-item>
        <text:list-item>
          <text:p text:style-name="P19"><text:span text:style-name="T5">T</text:span><text:span text:style-name="T2">ake note of the extracted folder location</text:span></text:p>
        </text:list-item>
      </text:list>
      <text:p text:style-name="P6"/>
      <text:p text:style-name="P6"/>
      <text:p text:style-name="P3">Installing Eclipse</text:p>
      <text:list xml:id="list2857701609552314943" text:style-name="L4">
        <text:list-item>
          <text:p text:style-name="P13">Open a web browser</text:p>
        </text:list-item>
        <text:list-item>
          <text:p text:style-name="P13">Navigate to the following URL and select a mirror to download the 64 bit version of “Eclipse IDE for Java Developers”</text:p>
        </text:list-item>
      </text:list>
      <text:list xml:id="list3466987620795383957" text:style-name="L5">
        <text:list-item>
          <text:list>
            <text:list-item>
              <text:p text:style-name="P20"><text:a xlink:type="simple" xlink:href="https://eclipse.org/downloads/" text:style-name="Internet_20_link" text:visited-style-name="Visited_20_Internet_20_Link"><text:span text:style-name="T3">https://eclipse.org/downloads/</text:span></text:a></text:p>
            </text:list-item>
          </text:list>
        </text:list-item>
      </text:list>
      <text:list xml:id="list204506958033407" text:continue-list="list2857701609552314943" text:style-name="L4">
        <text:list-item>
          <text:p text:style-name="P13">Navigate to the downloaded archive file and move it to your home directory.</text:p>
        </text:list-item>
        <text:list-item>
          <text:p text:style-name="P13">Extract the archive file in your home directory</text:p>
        </text:list-item>
        <text:list-item>
          <text:p text:style-name="P13">Go into the eclipse folder that was extracted</text:p>
        </text:list-item>
        <text:list-item>
          <text:p text:style-name="P12">Move your extracted JDK folder (ex: jdk1.8.0_91) to the eclipse directory</text:p>
        </text:list-item>
        <text:list-item>
          <text:p text:style-name="P12">Rename the JDK folder from (jdk1.8.0_91) to “jre”</text:p>
        </text:list-item>
        <text:list-item>
          <text:p text:style-name="P13">Run Eclipse and choose your default workspace</text:p>
        </text:list-item>
      </text:list>
      <text:p text:style-name="P7"/>
      <text:p text:style-name="P7"/>
      <text:p text:style-name="P4">Installing the Plug-in</text:p>
      <text:p text:style-name="P4"/>
      <text:list xml:id="list4548955664819335548" text:style-name="L6">
        <text:list-item>
          <text:p text:style-name="P14">Download the plug-in archive</text:p>
        </text:list-item>
        <text:list-item>
          <text:p text:style-name="P14">Extract the plug-in</text:p>
        </text:list-item>
        <text:list-item>
          <text:p text:style-name="P14">Start Eclipse</text:p>
        </text:list-item>
        <text:list-item>
          <text:p text:style-name="P14">Go to the Help Menu in the menu toolbar</text:p>
        </text:list-item>
        <text:list-item>
          <text:p text:style-name="P14">Select “Install New Software”</text:p>
        </text:list-item>
        <text:list-item>
          <text:p text:style-name="P14">Next to the “Work with:” Label, click the “Add” button</text:p>
        </text:list-item>
        <text:list-item>
          <text:p text:style-name="P14">Click the “Local” button</text:p>
        </text:list-item>
        <text:list-item>
          <text:p text:style-name="P14">Browse to the location of the extracted plug-in folder and select the root </text:p>
        </text:list-item>
        <text:list-item>
          <text:p text:style-name="P15">Click “Ok”</text:p>
        </text:list-item>
        <text:list-item>
          <text:p text:style-name="P15">Uncheck “Group items by category”</text:p>
        </text:list-item>
        <text:list-item>
          <text:p text:style-name="P21"><text:span text:style-name="T4">S</text:span><text:span text:style-name="T2">elect “LC-2200 Plug-in” and click next</text:span></text:p>
        </text:list-item>
        <text:list-item>
          <text:p text:style-name="P16">Click next</text:p>
        </text:list-item>
        <text:list-item>
          <text:p text:style-name="P16">Accept the license agreement and click finish</text:p>
        </text:list-item>
        <text:list-item>
          <text:p text:style-name="P16">When prompted click “Ok” to install unsigned content</text:p>
        </text:list-item>
        <text:list-item>
          <text:p text:style-name="P16">Restart Eclipse when prompted</text:p>
        </text:list-item>
      </text:list>
      <text:p text:style-name="P7"/>
      <text:p text:style-name="P7"/>
      <text:p text:style-name="P5">Possible Problems:</text:p>
      <text:list xml:id="list2391326008238952826" text:style-name="L7">
        <text:list-item>
          <text:p text:style-name="P17">Clicking the “Install New Software” menu does not open a new window</text:p>
        </text:list-item>
      </text:list>
      <text:list xml:id="list4014140060229759926" text:style-name="L8">
        <text:list-item>
          <text:list>
            <text:list-item>
              <text:p text:style-name="P18">Close eclipse, go to your eclipse workspace and delete the .metadata fol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20:45:05.280000000</dc:date>
    <meta:editing-duration>PT2H38M25S</meta:editing-duration>
    <meta:editing-cycles>1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42" meta:word-count="311" meta:character-count="1872" meta:non-whitespace-character-count="1636"/>
  </office:meta>
</office:document-meta>
</file>